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6.04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8.1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office:value-type="string" calcext:value-type="string">
            <text:p>異常情況描述</text:p>
          </table:table-cell>
          <table:table-cell office:value-type="string" calcext:value-type="string">
            <text:p>處理方式</text:p>
          </table:table-cell>
          <table:table-cell office:value-type="string" calcext:value-type="string">
            <text:p>後續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第一次放飛：10只放飛，有1只鴿子沒有回來</text:p>
          </table:table-cell>
          <table:table-cell/>
          <table:table-cell office:value-type="string" calcext:value-type="string">
            <text:p>第三次放飛的時候，又在了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第二次放飛：只有6只鴿子進行放飛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第三次方飛，有只鴿子久久不離開放飛點（快10分鐘）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02:21.812794744</meta:creation-date>
    <meta:editing-duration>PT21H37M28S</meta:editing-duration>
    <meta:editing-cycles>2</meta:editing-cycles>
    <meta:generator>LibreOffice/7.3.5.2$Linux_X86_64 LibreOffice_project/30$Build-2</meta:generator>
    <dc:date>2022-09-30T13:52:27.482981763</dc:date>
    <meta:document-statistic meta:table-count="1" meta:cell-count="7" meta:object-count="0"/>
  </office:meta>
</office:document-meta>
</file>